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anumMyeongjo" svg:font-family="NanumMyeongjo" style:font-pitch="variable"/>
    <style:font-face style:name="NanumMyeongjoExtraBold" svg:font-family="NanumMyeongjoExtra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3daaeac" officeooo:paragraph-rsid="03daaeac"/>
    </style:style>
    <style:style style:name="P2" style:family="paragraph" style:parent-style-name="Standard">
      <style:paragraph-properties fo:text-align="center" style:justify-single-word="false"/>
      <style:text-properties style:font-name="NanumGothicExtraBold" officeooo:rsid="000cc5d6" officeooo:paragraph-rsid="000cc5d6" style:font-name-asian="NanumGothicExtraBold"/>
    </style:style>
    <style:style style:name="P3" style:family="paragraph" style:parent-style-name="Standard">
      <style:text-properties style:font-name="NanumGothicExtraBold" fo:font-size="14pt" officeooo:rsid="00134356" officeooo:paragraph-rsid="00134356" style:font-name-asian="NanumGothicExtraBold" style:font-size-asian="16pt"/>
    </style:style>
    <style:style style:name="P4" style:family="paragraph" style:parent-style-name="Standard">
      <style:paragraph-properties fo:text-align="center" style:justify-single-word="false"/>
      <style:text-properties style:font-name="NanumGothicExtraBold" fo:font-size="16pt" officeooo:rsid="000cc5d6" officeooo:paragraph-rsid="000cc5d6" style:font-name-asian="NanumGothicExtraBold" style:font-size-asian="16pt"/>
    </style:style>
    <style:style style:name="P5" style:family="paragraph" style:parent-style-name="Standard">
      <style:paragraph-properties fo:text-align="center" style:justify-single-word="false"/>
      <style:text-properties style:font-name="NanumGothicExtraBold" fo:font-size="18pt" officeooo:rsid="000cc5d6" officeooo:paragraph-rsid="000cc5d6" style:font-name-asian="NanumGothicExtraBold" style:font-size-asian="18pt"/>
    </style:style>
    <style:style style:name="P6" style:family="paragraph" style:parent-style-name="Standard">
      <style:paragraph-properties fo:text-align="center" style:justify-single-word="false"/>
      <style:text-properties style:font-name="NanumGothicExtraBold" fo:font-size="22pt" officeooo:rsid="000cc5d6" officeooo:paragraph-rsid="0012f805" style:font-name-asian="NanumGothicExtraBold"/>
    </style:style>
    <style:style style:name="P7" style:family="paragraph" style:parent-style-name="Standard">
      <style:text-properties style:font-name="NanumGothicExtraBold" fo:font-size="12pt" officeooo:rsid="00134356" officeooo:paragraph-rsid="0013c697" style:font-name-asian="NanumGothicExtraBold" style:font-size-asian="12pt" style:font-size-complex="12pt"/>
    </style:style>
    <style:style style:name="P8" style:family="paragraph" style:parent-style-name="Standard">
      <style:text-properties style:font-name="NanumGothicExtraBold" fo:font-size="12pt" officeooo:rsid="001555d0" officeooo:paragraph-rsid="001555d0" style:font-name-asian="NanumGothicExtraBold" style:font-size-asian="12pt" style:font-size-complex="12pt"/>
    </style:style>
    <style:style style:name="P9" style:family="paragraph" style:parent-style-name="Standard">
      <style:text-properties style:font-name="NanumGothicExtraBold" fo:font-size="12pt" officeooo:rsid="0018fdc0" officeooo:paragraph-rsid="0018fdc0" style:font-name-asian="NanumGothicExtraBold" style:font-size-asian="12pt" style:font-size-complex="12pt"/>
    </style:style>
    <style:style style:name="P10" style:family="paragraph" style:parent-style-name="Standard">
      <style:text-properties style:font-name="NanumGothicExtraBold" fo:font-size="12pt" officeooo:rsid="00192a41" officeooo:paragraph-rsid="001d0c4a" style:font-name-asian="NanumGothicExtraBold" style:font-size-asian="12pt" style:font-size-complex="12pt"/>
    </style:style>
    <style:style style:name="P11" style:family="paragraph" style:parent-style-name="Standard">
      <style:text-properties style:font-name="NanumGothicExtraBold" fo:font-size="12pt" officeooo:rsid="0013c697" officeooo:paragraph-rsid="0013c697" style:font-name-asian="NanumGothicExtraBold" style:font-size-asian="12pt" style:font-size-complex="12pt"/>
    </style:style>
    <style:style style:name="P12" style:family="paragraph" style:parent-style-name="Standard">
      <style:text-properties style:font-name="NanumGothic" officeooo:rsid="00192a41" officeooo:paragraph-rsid="00278dfb" style:font-name-asian="NanumGothic"/>
    </style:style>
    <style:style style:name="P13" style:family="paragraph" style:parent-style-name="Standard">
      <style:text-properties style:font-name="NanumGothic" officeooo:rsid="00192a41" officeooo:paragraph-rsid="003056e1" style:font-name-asian="NanumGothic"/>
    </style:style>
    <style:style style:name="P14" style:family="paragraph" style:parent-style-name="Standard">
      <style:text-properties style:font-name="NanumGothic" fo:font-size="12pt" officeooo:rsid="0018fdc0" officeooo:paragraph-rsid="0018fdc0" style:font-name-asian="NanumGothic" style:font-size-asian="12pt" style:font-size-complex="12pt"/>
    </style:style>
    <style:style style:name="P15" style:family="paragraph" style:parent-style-name="Standard">
      <style:text-properties style:font-name="NanumGothic" fo:font-size="12pt" officeooo:rsid="00192a41" officeooo:paragraph-rsid="00234957" style:font-name-asian="NanumGothic" style:font-size-asian="12pt"/>
    </style:style>
    <style:style style:name="P16" style:family="paragraph" style:parent-style-name="Standard">
      <style:text-properties style:font-name="NanumGothic" fo:font-size="10pt" officeooo:rsid="0018fdc0" officeooo:paragraph-rsid="00192a41" style:font-name-asian="NanumGothic" style:font-size-asian="10pt" style:font-size-complex="10pt"/>
    </style:style>
    <style:style style:name="P17" style:family="paragraph" style:parent-style-name="Standard">
      <style:paragraph-properties fo:margin-left="0in" fo:margin-right="0in" fo:text-indent="0.1457in" style:auto-text-indent="false"/>
      <style:text-properties style:font-name="NanumGothic" officeooo:rsid="0018fdc0" officeooo:paragraph-rsid="0018fdc0" style:font-name-asian="NanumGothic"/>
    </style:style>
    <style:style style:name="P18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0278dfb" style:font-name-asian="NanumMyeongjo" style:font-size-asian="10pt" style:font-size-complex="10pt"/>
    </style:style>
    <style:style style:name="P19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03056e1" style:font-name-asian="NanumMyeongjo" style:font-size-asian="10pt" style:font-size-complex="10pt"/>
    </style:style>
    <style:style style:name="P20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05e458c" style:font-name-asian="NanumMyeongjo" style:font-size-asian="10pt" style:font-size-complex="10pt"/>
    </style:style>
    <style:style style:name="P21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1b2564e" style:font-name-asian="NanumMyeongjo" style:font-size-asian="10pt" style:font-size-complex="10pt"/>
    </style:style>
    <style:style style:name="P22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2a4f8b3" style:font-name-asian="NanumMyeongjo" style:font-size-asian="10pt" style:font-size-complex="10pt"/>
    </style:style>
    <style:style style:name="P23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2c359a5" style:font-name-asian="NanumMyeongjo" style:font-size-asian="10pt" style:font-size-complex="10pt"/>
    </style:style>
    <style:style style:name="P24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37c25fb" style:font-name-asian="NanumMyeongjo" style:font-size-asian="10pt" style:font-size-complex="10pt"/>
    </style:style>
    <style:style style:name="P25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45e1d7" officeooo:paragraph-rsid="0045e1d7" style:font-name-asian="NanumMyeongjo" style:font-size-asian="10pt" style:font-size-complex="10pt"/>
    </style:style>
    <style:style style:name="P26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f30ff1" officeooo:paragraph-rsid="00f30ff1" style:font-name-asian="NanumMyeongjo" style:font-size-asian="10pt" style:font-size-complex="10pt"/>
    </style:style>
    <style:style style:name="P27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f46b03" officeooo:paragraph-rsid="00f46b03" style:font-name-asian="NanumMyeongjo" style:font-size-asian="10pt" style:font-size-complex="10pt"/>
    </style:style>
    <style:style style:name="P28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f7fbfd" officeooo:paragraph-rsid="00f7fbfd" style:font-name-asian="NanumMyeongjo" style:font-size-asian="10pt" style:font-size-complex="10pt"/>
    </style:style>
    <style:style style:name="P29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111d158" officeooo:paragraph-rsid="0111d158" style:font-name-asian="NanumMyeongjo" style:font-size-asian="10pt" style:font-size-complex="10pt"/>
    </style:style>
    <style:style style:name="P30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330fe" officeooo:paragraph-rsid="059330fe" style:font-name-asian="NanumMyeongjo" style:font-size-asian="10pt" style:font-size-complex="10pt"/>
    </style:style>
    <style:style style:name="P31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330fe" officeooo:paragraph-rsid="0593d0b9" style:font-name-asian="NanumMyeongjo" style:font-size-asian="10pt" style:font-size-complex="10pt"/>
    </style:style>
    <style:style style:name="P32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3d0b9" officeooo:paragraph-rsid="0593d0b9" style:font-name-asian="NanumMyeongjo" style:font-size-asian="10pt" style:font-size-complex="10pt"/>
    </style:style>
    <style:style style:name="P33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65d06" officeooo:paragraph-rsid="05965d06" style:font-name-asian="NanumMyeongjo" style:font-size-asian="10pt" style:font-size-complex="10pt"/>
    </style:style>
    <style:style style:name="P34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837b2" officeooo:paragraph-rsid="0626e816" style:font-name-asian="NanumMyeongjo" style:font-size-asian="10pt" style:font-size-complex="10pt"/>
    </style:style>
    <style:style style:name="P35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babb0" officeooo:paragraph-rsid="0626e816" style:font-name-asian="NanumMyeongjo" style:font-size-asian="10pt" style:font-size-complex="10pt"/>
    </style:style>
    <style:style style:name="P36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bdbe9" officeooo:paragraph-rsid="0626e816" style:font-name-asian="NanumMyeongjo" style:font-size-asian="10pt" style:font-size-complex="10pt"/>
    </style:style>
    <style:style style:name="P37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56d57" officeooo:paragraph-rsid="0626e816" style:font-name-asian="NanumMyeongjo" style:font-size-asian="10pt" style:font-size-complex="10pt"/>
    </style:style>
    <style:style style:name="P38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76ae4" officeooo:paragraph-rsid="0626e816" style:font-name-asian="NanumMyeongjo" style:font-size-asian="10pt" style:font-size-complex="10pt"/>
    </style:style>
    <style:style style:name="P39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c1f86" officeooo:paragraph-rsid="0626e816" style:font-name-asian="NanumMyeongjo" style:font-size-asian="10pt" style:font-size-complex="10pt"/>
    </style:style>
    <style:style style:name="P40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d4220" officeooo:paragraph-rsid="0626e816" style:font-name-asian="NanumMyeongjo" style:font-size-asian="10pt" style:font-size-complex="10pt"/>
    </style:style>
    <style:style style:name="P41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f3413" officeooo:paragraph-rsid="0626e816" style:font-name-asian="NanumMyeongjo" style:font-size-asian="10pt" style:font-size-complex="10pt"/>
    </style:style>
    <style:style style:name="P42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b1711d" officeooo:paragraph-rsid="0626e816" style:font-name-asian="NanumMyeongjo" style:font-size-asian="10pt" style:font-size-complex="10pt"/>
    </style:style>
    <style:style style:name="P43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2e6553b" officeooo:paragraph-rsid="05cab9ff" style:font-name-asian="NanumMyeongjo" style:font-size-asian="10pt" style:font-size-complex="10pt"/>
    </style:style>
    <style:style style:name="P44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2e6553b" officeooo:paragraph-rsid="0631eae4" style:font-name-asian="NanumMyeongjo" style:font-size-asian="10pt" style:font-size-complex="10pt"/>
    </style:style>
    <style:style style:name="P45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43d7f1" officeooo:paragraph-rsid="0643d7f1" style:font-name-asian="NanumMyeongjo" style:font-size-asian="10pt" style:font-size-complex="10pt"/>
    </style:style>
    <style:style style:name="P46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458da4" officeooo:paragraph-rsid="06458da4" style:font-name-asian="NanumMyeongjo" style:font-size-asian="10pt" style:font-size-complex="10pt"/>
    </style:style>
    <style:style style:name="P47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489971" officeooo:paragraph-rsid="06489971" style:font-name-asian="NanumMyeongjo" style:font-size-asian="10pt" style:font-size-complex="10pt"/>
    </style:style>
    <style:style style:name="P48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543231" officeooo:paragraph-rsid="06543231" style:font-name-asian="NanumMyeongjo" style:font-size-asian="10pt" style:font-size-complex="10pt"/>
    </style:style>
    <style:style style:name="P49" style:family="paragraph" style:parent-style-name="Standard">
      <style:paragraph-properties fo:margin-left="0in" fo:margin-right="0in" fo:text-indent="0.1457in" style:auto-text-indent="false"/>
      <style:text-properties style:font-name="NanumGothicExtraBold" fo:font-size="12pt" officeooo:rsid="0018fdc0" officeooo:paragraph-rsid="005e458c" style:font-name-asian="NanumGothicExtraBold" style:font-size-asian="12pt" style:font-size-complex="10pt"/>
    </style:style>
    <style:style style:name="P50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018fdc0" officeooo:paragraph-rsid="02a4f8b3" style:font-name-asian="NanumMyeongjoExtraBold" style:font-size-asian="10pt" style:font-size-complex="10pt"/>
    </style:style>
    <style:style style:name="P51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018fdc0" officeooo:paragraph-rsid="0161383f" style:font-name-asian="NanumMyeongjoExtraBold" style:font-size-asian="10pt" style:font-size-complex="10pt"/>
    </style:style>
    <style:style style:name="P52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1ae301e" style:font-name-asian="NanumMyeongjoExtraBold" style:font-size-asian="10pt" style:font-size-complex="10pt"/>
    </style:style>
    <style:style style:name="P53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5c48a24" style:font-name-asian="NanumMyeongjoExtraBold" style:font-size-asian="10pt" style:font-size-complex="10pt"/>
    </style:style>
    <style:style style:name="P54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5cab9ff" style:font-name-asian="NanumMyeongjoExtraBold" style:font-size-asian="10pt" style:font-size-complex="10pt"/>
    </style:style>
    <style:style style:name="P55" style:family="paragraph" style:parent-style-name="Text_20_body">
      <style:paragraph-properties fo:margin-left="0in" fo:margin-right="0in" fo:text-indent="0.1457in" style:auto-text-indent="false"/>
      <style:text-properties style:font-name="NanumMyeongjo" fo:font-size="10pt" officeooo:rsid="0060111f" officeooo:paragraph-rsid="007d9374" style:font-name-asian="NanumMyeongjo" style:font-size-asian="10pt" style:font-size-complex="10pt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font-name="NanumGothic" fo:font-size="10pt" officeooo:rsid="0018fdc0" officeooo:paragraph-rsid="00278dfb" style:font-name-asian="NanumGothic" style:font-size-asian="10pt" style:font-size-complex="10pt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NanumGothic" fo:font-size="10pt" officeooo:rsid="0018fdc0" officeooo:paragraph-rsid="003056e1" style:font-name-asian="NanumGothic" style:font-size-asian="10pt" style:font-size-complex="10pt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font-name="NanumGothic" fo:font-size="10pt" officeooo:rsid="00c1063d" officeooo:paragraph-rsid="00c1063d" style:font-name-asian="NanumGothic" style:font-size-asian="10pt" style:font-size-complex="10pt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1b8287" style:font-name-asian="NanumGothicExtraBold" style:font-size-asian="12pt" style:font-size-complex="12pt"/>
    </style:style>
    <style:style style:name="P60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278dfb" style:font-name-asian="NanumGothicExtraBold" style:font-size-asian="12pt" style:font-size-complex="12pt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3056e1" style:font-name-asian="NanumGothicExtraBold" style:font-size-asian="12pt" style:font-size-complex="12pt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3056e1" style:font-name-asian="NanumGothicExtraBold" style:font-size-asian="12pt" style:font-size-complex="10pt"/>
    </style:style>
    <style:style style:name="P63" style:family="paragraph" style:parent-style-name="Standard">
      <style:paragraph-properties fo:margin-left="0.1457in" fo:margin-right="0in" fo:text-indent="0.1457in" style:auto-text-indent="false"/>
      <style:text-properties style:font-name="NanumMyeongjo" fo:font-size="10pt" officeooo:rsid="0157bd47" officeooo:paragraph-rsid="0161383f" style:font-name-asian="NanumMyeongjo" style:font-size-asian="10pt" style:font-size-complex="10pt"/>
    </style:style>
    <style:style style:name="P64" style:family="paragraph" style:parent-style-name="Standard">
      <style:paragraph-properties fo:margin-left="0.1457in" fo:margin-right="0in" fo:text-indent="0.1457in" style:auto-text-indent="false"/>
      <style:text-properties style:font-name="NanumMyeongjo" fo:font-size="10pt" officeooo:rsid="01632b3c" officeooo:paragraph-rsid="0161383f" style:font-name-asian="NanumMyeongjo" style:font-size-asian="10pt" style:font-size-complex="10pt"/>
    </style:style>
    <style:style style:name="P65" style:family="paragraph" style:parent-style-name="Standard">
      <style:paragraph-properties fo:margin-left="0.1457in" fo:margin-right="0in" fo:text-indent="0.1457in" style:auto-text-indent="false"/>
      <style:text-properties style:font-name="NanumMyeongjo" fo:font-size="10pt" officeooo:rsid="016d3e85" officeooo:paragraph-rsid="0161383f" style:font-name-asian="NanumMyeongjo" style:font-size-asian="10pt" style:font-size-complex="10pt"/>
    </style:style>
    <style:style style:name="P66" style:family="paragraph" style:parent-style-name="Standard">
      <style:paragraph-properties fo:margin-left="0.1457in" fo:margin-right="0in" fo:text-indent="0.1457in" style:auto-text-indent="false"/>
      <style:text-properties style:font-name="NanumMyeongjo" fo:font-size="10pt" officeooo:rsid="018339f3" officeooo:paragraph-rsid="0161383f" style:font-name-asian="NanumMyeongjo" style:font-size-asian="10pt" style:font-size-complex="10pt"/>
    </style:style>
    <style:style style:name="P67" style:family="paragraph" style:parent-style-name="Standard" style:master-page-name="Standard">
      <style:paragraph-properties fo:text-align="center" style:justify-single-word="false" style:page-number="1" fo:break-before="page"/>
      <style:text-properties style:font-name="NanumGothicExtraBold" fo:font-size="20pt" officeooo:rsid="00134356" officeooo:paragraph-rsid="00134356" style:font-name-asian="NanumGothicExtraBold" style:font-size-asian="20pt" style:font-size-complex="20pt"/>
    </style:style>
    <style:style style:name="P68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51605b" officeooo:paragraph-rsid="0651605b" style:font-name-asian="NanumMyeongjo" style:font-size-asian="10pt" style:font-size-complex="10pt"/>
    </style:style>
    <style:style style:name="P69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51605b" officeooo:paragraph-rsid="065d8a40" style:font-name-asian="NanumMyeongjo" style:font-size-asian="10pt" style:font-size-complex="10pt"/>
    </style:style>
    <style:style style:name="P70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2e6553b" officeooo:paragraph-rsid="05c48a24" style:font-name-asian="NanumMyeongjo" style:font-size-asian="10pt" style:font-size-complex="10pt"/>
    </style:style>
    <style:style style:name="P71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2e6553b" officeooo:paragraph-rsid="0669704b" style:font-name-asian="NanumMyeongjo" style:font-size-asian="10pt" style:font-size-complex="10pt"/>
    </style:style>
    <style:style style:name="P72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2c359a5" style:font-name-asian="NanumMyeongjo" style:font-size-asian="10pt" style:font-size-complex="10pt"/>
    </style:style>
    <style:style style:name="P73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669704b" style:font-name-asian="NanumMyeongjoExtraBold" style:font-size-asian="10pt" style:font-size-complex="10pt"/>
    </style:style>
    <style:style style:name="P74" style:family="paragraph">
      <style:paragraph-properties fo:line-height="150%"/>
    </style:style>
    <style:style style:name="P75" style:family="paragraph">
      <loext:graphic-properties draw:fill="none" draw:fill-color="#ffffff"/>
      <style:paragraph-properties fo:line-height="150%"/>
      <style:text-properties style:font-name="NanumGothicExtraBold" style:font-name-asian="NanumGothicExtraBold"/>
    </style:style>
    <style:style style:name="T1" style:family="text">
      <style:text-properties officeooo:rsid="0013c697"/>
    </style:style>
    <style:style style:name="T2" style:family="text">
      <style:text-properties style:font-name="NanumGothicExtraBold" officeooo:rsid="0018fdc0" style:font-name-asian="NanumGothicExtraBold"/>
    </style:style>
    <style:style style:name="T3" style:family="text">
      <style:text-properties style:font-name="NanumGothicExtraBold" officeooo:rsid="00234957" style:font-name-asian="NanumGothicExtraBold"/>
    </style:style>
    <style:style style:name="T4" style:family="text">
      <style:text-properties officeooo:rsid="002b577f"/>
    </style:style>
    <style:style style:name="T5" style:family="text">
      <style:text-properties fo:font-style="italic" officeooo:rsid="006a1cf2" style:font-style-asian="italic" style:font-style-complex="italic"/>
    </style:style>
    <style:style style:name="T6" style:family="text">
      <style:text-properties officeooo:rsid="0069629a"/>
    </style:style>
    <style:style style:name="T7" style:family="text">
      <style:text-properties officeooo:rsid="006cb0d2"/>
    </style:style>
    <style:style style:name="T8" style:family="text">
      <style:text-properties officeooo:rsid="006f8129"/>
    </style:style>
    <style:style style:name="T9" style:family="text">
      <style:text-properties officeooo:rsid="007f0582"/>
    </style:style>
    <style:style style:name="T10" style:family="text">
      <style:text-properties officeooo:rsid="00a1de36"/>
    </style:style>
    <style:style style:name="T11" style:family="text">
      <style:text-properties officeooo:rsid="00fb479d"/>
    </style:style>
    <style:style style:name="T12" style:family="text">
      <style:text-properties officeooo:rsid="011365d6"/>
    </style:style>
    <style:style style:name="T13" style:family="text">
      <style:text-properties officeooo:rsid="0129e640"/>
    </style:style>
    <style:style style:name="T14" style:family="text">
      <style:text-properties officeooo:rsid="012e1ec3"/>
    </style:style>
    <style:style style:name="T15" style:family="text">
      <style:text-properties officeooo:rsid="0132d37d"/>
    </style:style>
    <style:style style:name="T16" style:family="text">
      <style:text-properties style:font-name="NanumMyeongjoExtraBold" officeooo:rsid="01b2564e" style:font-name-asian="NanumMyeongjoExtraBold"/>
    </style:style>
    <style:style style:name="T17" style:family="text">
      <style:text-properties style:font-name="NanumMyeongjoExtraBold" officeooo:rsid="02db5af5" style:font-name-asian="NanumMyeongjoExtraBold"/>
    </style:style>
    <style:style style:name="T18" style:family="text">
      <style:text-properties officeooo:rsid="02a71c55"/>
    </style:style>
    <style:style style:name="T19" style:family="text">
      <style:text-properties officeooo:rsid="037f769b"/>
    </style:style>
    <style:style style:name="T20" style:family="text">
      <style:text-properties officeooo:rsid="03e45791"/>
    </style:style>
    <style:style style:name="T21" style:family="text">
      <style:text-properties officeooo:rsid="03e88f19"/>
    </style:style>
    <style:style style:name="T22" style:family="text">
      <style:text-properties officeooo:rsid="041a94b4"/>
    </style:style>
    <style:style style:name="T23" style:family="text">
      <style:text-properties officeooo:rsid="041d56bb"/>
    </style:style>
    <style:style style:name="T24" style:family="text">
      <style:text-properties officeooo:rsid="042ad520"/>
    </style:style>
    <style:style style:name="T25" style:family="text">
      <style:text-properties officeooo:rsid="05822b62"/>
    </style:style>
    <style:style style:name="T26" style:family="text">
      <style:text-properties officeooo:rsid="0588377a"/>
    </style:style>
    <style:style style:name="T27" style:family="text">
      <style:text-properties officeooo:rsid="05a48af3"/>
    </style:style>
    <style:style style:name="T28" style:family="text">
      <style:text-properties officeooo:rsid="05a76ae4"/>
    </style:style>
    <style:style style:name="T29" style:family="text">
      <style:text-properties officeooo:rsid="05ad4220"/>
    </style:style>
    <style:style style:name="T30" style:family="text">
      <style:text-properties officeooo:rsid="05af3413"/>
    </style:style>
    <style:style style:name="T31" style:family="text">
      <style:text-properties officeooo:rsid="05b1711d"/>
    </style:style>
    <style:style style:name="T32" style:family="text">
      <style:text-properties officeooo:rsid="05b213ee"/>
    </style:style>
    <style:style style:name="T33" style:family="text">
      <style:text-properties officeooo:rsid="05b3913d"/>
    </style:style>
    <style:style style:name="T34" style:family="text">
      <style:text-properties officeooo:rsid="05b648ff"/>
    </style:style>
    <style:style style:name="T35" style:family="text">
      <style:text-properties officeooo:rsid="05c69716"/>
    </style:style>
    <style:style style:name="T36" style:family="text">
      <style:text-properties officeooo:rsid="0609a666"/>
    </style:style>
    <style:style style:name="T37" style:family="text">
      <style:text-properties officeooo:rsid="06193d2f"/>
    </style:style>
    <style:style style:name="T38" style:family="text">
      <style:text-properties officeooo:rsid="0625f2b5"/>
    </style:style>
    <style:style style:name="T39" style:family="text">
      <style:text-properties officeooo:rsid="0628267a"/>
    </style:style>
    <style:style style:name="T40" style:family="text">
      <style:text-properties officeooo:rsid="0628e5d5"/>
    </style:style>
    <style:style style:name="T41" style:family="text">
      <style:text-properties officeooo:rsid="0637c36d"/>
    </style:style>
    <style:style style:name="T42" style:family="text">
      <style:text-properties officeooo:rsid="063d529d"/>
    </style:style>
    <style:style style:name="T43" style:family="text">
      <style:text-properties officeooo:rsid="06418c8c"/>
    </style:style>
    <style:style style:name="T44" style:family="text">
      <style:text-properties officeooo:rsid="064782d5"/>
    </style:style>
    <style:style style:name="T45" style:family="text">
      <style:text-properties officeooo:rsid="06506e3b"/>
    </style:style>
    <style:style style:name="T46" style:family="text">
      <style:text-properties officeooo:rsid="0651d43b"/>
    </style:style>
    <style:style style:name="T47" style:family="text">
      <style:text-properties officeooo:rsid="06543231"/>
    </style:style>
    <style:style style:name="T48" style:family="text">
      <style:text-properties officeooo:rsid="0655e088"/>
    </style:style>
    <style:style style:name="T49" style:family="text">
      <style:text-properties officeooo:rsid="065d1d6e"/>
    </style:style>
    <style:style style:name="T50" style:family="text">
      <style:text-properties officeooo:rsid="0664fa3c"/>
    </style:style>
    <style:style style:name="T51" style:family="text">
      <style:text-properties officeooo:rsid="066f2985"/>
    </style:style>
    <style:style style:name="T52" style:family="text">
      <style:text-properties style:font-name="NanumGothicExtraBold" fo:font-size="14pt" style:font-name-asian="NanumGothicExtraBold" style:font-size-asian="12pt" style:font-name-complex="NanumGothic" style:font-size-complex="14pt"/>
    </style:style>
    <style:style style:name="gr1" style:family="graphic">
      <style:graphic-properties draw:stroke="none" svg:stroke-color="#000000" draw:fill="none" draw:fill-color="#ffffff" fo:min-height="1.9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6">Design and Development of Compiler</text:p>
      <text:p text:style-name="P6">for C- Language</text:p>
      <text:p text:style-name="P4"/>
      <text:p text:style-name="P2"/>
      <text:p text:style-name="P2"/>
      <text:p text:style-name="P2"/>
      <text:p text:style-name="P2"/>
      <text:p text:style-name="P2"/>
      <text:p text:style-name="P5"><draw:frame text:anchor-type="paragraph" draw:z-index="0" draw:name="Shape1" draw:style-name="gr1" draw:text-style-name="P75" svg:width="3.7224in" svg:height="1.9657in" svg:x="2.9091in" svg:y="3.8453in"><draw:text-box><text:p text:style-name="P74"><text:span text:style-name="T52">과목명</text:span><text:span text:style-name="T52">: [CSE4120] </text:span><text:span text:style-name="T52">기초 컴파일러 구성</text:span></text:p><text:p text:style-name="P74"><text:span text:style-name="T52">담당교수</text:span><text:span text:style-name="T52">: </text:span><text:span text:style-name="T52">서강대학교 컴퓨터공학과 정성원</text:span></text:p><text:p text:style-name="P74"><text:span text:style-name="T52">개발자</text:span><text:span text:style-name="T52">: 17</text:span><text:span text:style-name="T52">조 엄태경 </text:span><text:span text:style-name="T52">(20120085)</text:span></text:p><text:p text:style-name="P74"><text:span text:style-name="T52">개발기간</text:span><text:span text:style-name="T52">: 2019. 5. 9. ~ 2019. 5. 28.</text:span></text:p></draw:text-box></draw:frame><text:span text:style-name="T25">3</text:span>. <text:span text:style-name="T20">Design and Implementation of Semantic Analyzer</text:span></text:p>
      <text:p text:style-name="P67">현 개발 단계 결과 보고서</text:p>
      <text:p text:style-name="P3"/>
      <text:p text:style-name="P3"/>
      <text:p text:style-name="P7">프로젝트 제목: <text:span text:style-name="T1">Design and Development of Compiler for C-Language:</text:span></text:p>
      <text:p text:style-name="P11"><text:tab/><text:tab/>Phase <text:span text:style-name="T21">2</text:span>: Design and Implementation of <text:span text:style-name="T21">LALR Parser</text:span></text:p>
      <text:p text:style-name="P8">제출일: 2019. <text:span text:style-name="T21">5. 28.</text:span></text:p>
      <text:p text:style-name="P8">개발자: <text:span text:style-name="T26">17조</text:span> 엄태경<text:span text:style-name="T26">(20120085)</text:span></text:p>
      <text:p text:style-name="P8"/>
      <text:p text:style-name="P9">I. 개발 목표</text:p>
      <text:p text:style-name="P14"/>
      <text:p text:style-name="P25">본 프로젝트는 C- 프로그래밍 언어를 처리할 수 있는 컴파일러 구현의 세번째 단계로, 의미 분석 기능을 구현한다. 이 단계에서 코드 생성을 위한 심볼 테이블이 구성되고, 형 검사와 범위 검사가 이루어진다.</text:p>
      <text:p text:style-name="P17"/>
      <text:p text:style-name="P15"><text:span text:style-name="T2">I</text:span><text:span text:style-name="T3">I</text:span><text:span text:style-name="T2">. 개발 범위 및 내용목표</text:span></text:p>
      <text:p text:style-name="P16"/>
      <text:p text:style-name="P59">가. 개발 범위</text:p>
      <text:p text:style-name="P12"/>
      <text:p text:style-name="P18">본 프로젝트에서는 <text:span text:style-name="T10">[1]의 Appendix B에 제시된 TINY 언어의 컴파일러 소스코드 중 의미 분석에 필요한 부분만을 발췌하여 C- 언어에 맞게 참고 및 수정한다. 해당하는 파일은 C 언어로 작성된 "main.c", "analyze.c/h", "symtab.c/h" 이다. 여기에 더해 소스코드를 컴파일하고 실행파일을 생성하는 명령어를 처리하는 "Makefile"도 관련 소스코드의 수정에 따라 고쳐써야 한다.</text:span></text:p>
      <text:p text:style-name="P58"/>
      <text:p text:style-name="P60">나. 개발 내용</text:p>
      <text:p text:style-name="P12"/>
      <text:p text:style-name="P31">이전 프로젝트에서 구현한 문법 분석기가 생성하는 추상문법트리를 이용한다.</text:p>
      <text:p text:style-name="P31"/>
      <text:p text:style-name="P30">1. 추상문법트리를 순회하여 심볼 테이블을 구성한다. 이 과정에서 범위 검사를 수행한다.</text:p>
      <text:p text:style-name="P32">2. 추상문법트리를 다시 순회하여 형 검사를 수행하고 그밖의 의미 오류를 검사한다.</text:p>
      <text:p text:style-name="P32"/>
      <text:p text:style-name="P32">검사해야 할 오류는 다음과 같다.</text:p>
      <text:p text:style-name="P32"/>
      <text:p text:style-name="P33"><text:span text:style-name="T38">[오류 </text:span>1<text:span text:style-name="T38">]</text:span> 선언되지 않은 변수나 함수의 참조</text:p>
      <text:p text:style-name="P34"><text:span text:style-name="T38">[오류 2]</text:span> 같은 범위에서 변수나 함수, 함수 파라미터의 이름 중복</text:p>
      <text:p text:style-name="P35"><text:span text:style-name="T38">[오류 3]</text:span> void 형 변수 및 파라미터</text:p>
      <text:p text:style-name="P35"><text:span text:style-name="T38">[오류 4]</text:span> 대입문에서 형 불일치</text:p>
      <text:p text:style-name="P36"><text:span text:style-name="T38">[오류 5]</text:span> <text:span text:style-name="T27">int 형이 아닌 </text:span>배열 인덱스</text:p>
      <text:p text:style-name="P37"><text:span text:style-name="T38">[오류 6]</text:span> 배열이 아닌 심볼에 배열 참조 연산자 <text:span text:style-name="T28">[, ] 이용</text:span></text:p>
      <text:p text:style-name="P38"><text:span text:style-name="T38">[오류 7]</text:span> 함수가 아닌 심볼에 함수 호출 연산자 (, ) 이용</text:p>
      <text:p text:style-name="P38"><text:span text:style-name="T38">[오류 8]</text:span> 함수 선언 시 반환형과 실제 반환문의 형 불일치</text:p>
      <text:p text:style-name="P39"><text:span text:style-name="T38">[오류 9]</text:span> <text:span text:style-name="T29">void 형 함수 내의 반환문</text:span></text:p>
      <text:p text:style-name="P40"><text:span text:style-name="T38">[오류 10]</text:span> <text:span text:style-name="T30">main 함수 이후의 전역 변수 및 함수 선언</text:span></text:p>
      <text:p text:style-name="P41"><text:span text:style-name="T38">[오류 11]</text:span> <text:span text:style-name="T31">void 형이 아닌 main 함수 선언</text:span></text:p>
      <text:p text:style-name="P42"><text:span text:style-name="T38">[오류 12]</text:span> main 함수에 파라미터 선언</text:p>
      <text:p text:style-name="P42"><text:span text:style-name="T38">[오류 13]</text:span> int 형이 아닌 <text:span text:style-name="T47">if/while문 </text:span>조건식</text:p>
      <text:p text:style-name="P48">[오류 <text:span text:style-name="T48">14] 함수 호출 시 파라미터 형 및 개수 불일치</text:span></text:p>
      <text:p text:style-name="P56"/>
      <text:p text:style-name="P10">II<text:span text:style-name="T4">I</text:span>. 추진 일정 및 개발 방법</text:p>
      <text:p text:style-name="P57"/>
      <text:p text:style-name="P61">가. 추진 일정</text:p>
      <text:p text:style-name="P13"/>
      <text:p text:style-name="P26"><text:span text:style-name="T32">5</text:span>월 <text:span text:style-name="T32">9</text:span>일: 과제 명세서 수령 및 요구사항 분석</text:p>
      <text:p text:style-name="P29"><text:span text:style-name="T33">5</text:span>월 <text:span text:style-name="T33">10-25</text:span>일: <text:span text:style-name="T12">C- 프로그래밍 언어 의미분석기 작성</text:span></text:p>
      <text:p text:style-name="P28"><text:span text:style-name="T34">5</text:span>월 <text:span text:style-name="T34">26</text:span>일: 테스트용 <text:span text:style-name="T11">C-</text:span> 프로그램 작성 및 의미분석기 테스트, 디버깅</text:p>
      <text:p text:style-name="P27"><text:span text:style-name="T22">5월 27-28</text:span>일: 보고서 작성</text:p>
      <text:p text:style-name="P57"/>
      <text:p text:style-name="P61"><text:soft-page-break/>나. 개발 방법</text:p>
      <text:p text:style-name="P13"/>
      <text:p text:style-name="P50"><text:span text:style-name="T18">1. </text:span>개발 환경</text:p>
      <text:p text:style-name="P22"/>
      <text:p text:style-name="P22">로컬 환경에서 개발과 테스트를 마친 뒤 학교에서 제공되는 <text:span text:style-name="T13">cspro 서버에 파일을 업로드해 정상 작동을 다시 확인한다. 소프트웨어 버전에 다소 차이가 있으나, 각 프로그램의 업데이트 로그 등을 통해 버전에 따른 기능 차이가 본 프로젝트 수행에 영향을 주지 않음을 확인하고 진행한다.</text:span></text:p>
      <text:p text:style-name="P19"><text:tab/>로컬 환경: <text:span text:style-name="T14">Ubuntu 18.0.4, gcc 7.4.0, flex 2.6.4, bison 3.0.4</text:span></text:p>
      <text:p text:style-name="P19"><text:tab/>서버 환경: <text:span text:style-name="T15">Ubuntu 16.0.4, gcc 5.4.0, flex 2.6.0, bison 3.0.4</text:span></text:p>
      <text:p text:style-name="P19"><text:tab/></text:p>
      <text:p text:style-name="P51"><text:span text:style-name="T18">2. </text:span>개발 절차</text:p>
      <text:p text:style-name="P63"/>
      <text:p text:style-name="P63">(1) [1]에 주어진 TINY 컴파일러의 소스코드와 <text:span text:style-name="T23">Yacc</text:span> 파일을 분석하여 작동 구조를 이해하고, 의미분석기 작동에 필요한 부분과 TINY 프로그래밍 언어에 특화된 부분을 각각 파악한다.</text:p>
      <text:p text:style-name="P64">(2) 과제 명세에 따라 필요한 심볼테이블의 구조를 고안하고 구현한다.</text:p>
      <text:p text:style-name="P65">(3) 과제 명세에 따라 체크해야 할 오류를 구현한다.</text:p>
      <text:p text:style-name="P66">(<text:span text:style-name="T24">4</text:span>) C- 프로그래밍 언어 문법에 따라 테스트 프로그램을 작성하고 완성된 의미분석기에 입력하여 결과를 확인한다. 심볼테이블이 올바르게 구성되어 적절하게 출력되는 것을 확인하고, 체크해야 할 오류를 올바르게 걸러내는 것을 확인한다.</text:p>
      <text:p text:style-name="P57"/>
      <text:p text:style-name="P62">IV. 연구 결과</text:p>
      <text:p text:style-name="P19"/>
      <text:p text:style-name="P53">* 문법 수정</text:p>
      <text:p text:style-name="P53"/>
      <text:p text:style-name="P70">본 프로젝트 명세 상, <text:span text:style-name="T35">void 형 함수에서는 return 문을 쓸 수 없다는 제약이 있다. 이는 의미 분석보다는 문법 분석 단계에서 처리하는 것이 옳다고 판단하여 cm.y 파일에서 "return;"을 허용하던 문법을 삭제했다. ([오류9])</text:span></text:p>
      <text:p text:style-name="P70">심볼테이블에 파라미터가 역순으로 삽입될 수 있도록, <text:span text:style-name="T50">cm.y 파일에서 "param_list"와 "args_list"에 해당하는 부분에서 파라미터 및 호출인자가 오른쪽에서 왼쪽으로 연결되도록 수정했다.</text:span></text:p>
      <text:p text:style-name="P19"/>
      <text:p text:style-name="P54">* 심볼테이블 구성</text:p>
      <text:p text:style-name="P54"/>
      <text:p text:style-name="P43">심볼테이블은 각 스코프마다 하나씩 구성하는 것을 원칙으로 하고, 스코프는 함수 선언문, 또는 함수의 첫 줄이 아닌 복합문에서 새로 만들어진다. 심볼테이블은 양방향 연결리스트로 구현하여 스코프 증감이 용이하도록 하고, 전역 스코프에 해당하는 심볼 테이블을 가리키는 포인터 변수를 따로 관리한다.</text:p>
      <text:p text:style-name="P43">연결리스트의 각 심볼테이블 노드에는 스코프의 깊이, 해당 스코프의 베이스 메모리 주소, 그리고 해시테이블이 포함된다. 해시테이블은 해시 버킷 연결리스트의 배열로 구현되며, 각 해시 버킷 노드에는 심볼 이름, 선언된 줄 번호, 등장하는 줄 번호 연결리스트, 메모리 주소 오프셋, 심볼 종류(변수, 파라미터, 함수), 배열 여부, 배열일 경우 크기, 그리고 변수형이 포함된다.</text:p>
      <text:p text:style-name="P43">추상문법트리 노드에 심볼리스트를 가리키는 포인터 변수를 추가하여, 함수선언문 및 함수의 첫 줄이 아닌 복합문에서 스코프와 그에 따른 심볼테이블이 새로 구성될 때마다 추상문법트리 노드에 해당 심볼테이블을 연결한다. 이렇게 하면 심볼테이블 구성을 마친 뒤에 추상문법트리를 순회하면서 각 심볼테이블에 다시 접근할 수 있다.</text:p>
      <text:p text:style-name="P43">메모리 주소 오프셋을 처리할 때에는, 메모리 주소와 정수 자료형 등 관련된 모든 정보의 크기가 <text:span text:style-name="T36">1 word = 4 byte라고 가정했다.</text:span></text:p>
      <text:p text:style-name="P43">선언문에서 심볼테이블에 심볼을 추가할 때 같은 스코프에 같은 이름이 있으면 에러가 발생한다. <text:span text:style-name="T40">([오류 2])</text:span></text:p>
      <text:p text:style-name="P43">심볼 참조 시에는 심볼테이블에서 이름을 찾을 수 없거나 <text:span text:style-name="T39">([오류1])</text:span>, 이름을 찾았지만 변수/배열/함수 등의 사용이 잘못되면 에러가 발생한다. 심볼이 <text:span text:style-name="T37">함수가 아닌데 (,)를 사용하는 경우나 배열이 아닌데 [,]를 사용하는 경우, 그리고 변수가 아닌데 (,),[,] 없이 사용하는 경우가 해당된다. ([오류 6], [오류 7])</text:span></text:p>
      <text:p text:style-name="P19"/>
      <text:p text:style-name="P52">* 형 검사 및 의미 오류 처리</text:p>
      <text:p text:style-name="P52"/>
      <text:p text:style-name="P44">그밖의 오류는 심볼테이블이 모두 구성된 후 다시 심볼테이블을 순회하면서 처리한다.</text:p>
      <text:p text:style-name="P44">변수 선언, 배열 선언, 변수 파라미터 선언, 배열 파라미터 선언 시 타입이 <text:span text:style-name="T41">void면 오류이다. ([오류 3])</text:span></text:p>
      <text:p text:style-name="P44">대입문에서 등호 좌우의 타입이 일치하지 않으면 오류이다. <text:span text:style-name="T42">([오류 4])</text:span></text:p>
      <text:p text:style-name="P44">배열 인덱스가 정수가 아니면 오류이다. <text:span text:style-name="T43">([오류 5])</text:span></text:p>
      <text:p text:style-name="P45">함수 선언문이 나올 때마다 해당 함수의 타입을 전역변수로 저장한다. 반환문이 나올 때 이 타입이 정수형이 아니면 오류이다. ([오류 8])</text:p>
      <text:p text:style-name="P46">main 함수가 선언될 때 플래그를 체크해두었다가, 다음 선언문이 발생할 때마다 스코프가 전역인지를 검사한다. <text:span text:style-name="T44">main 함수가 이미 선언된 상황에서 전역 스코프에 무언가 새로 선언되면 오류이다. ([오류 10])</text:span></text:p>
      <text:p text:style-name="P47"><text:soft-page-break/>main 함수 선언문에서 함수 타입을 체크해서 void가 아니면 오류이다. ([오류 11]) 함수 파라미터가 <text:span text:style-name="T45">void 가 아니면 오류다. ([오류 12])</text:span></text:p>
      <text:p text:style-name="P68">if 및 while 문의 조건식이 정수형이 아니면 오류이다. <text:span text:style-name="T46">([오류 13])</text:span></text:p>
      <text:p text:style-name="P69">함수 호출 시 인자의 수 및 형이 함수 선언부의 파라미터 수 및 형과 일치하지 않으면 오류이다. <text:span text:style-name="T49">([오류 14])</text:span></text:p>
      <text:p text:style-name="P23"/>
      <text:p text:style-name="P73">* 테스트</text:p>
      <text:p text:style-name="P73"/>
      <text:p text:style-name="P71">다양한 토큰을 이용하는 테스트 프로그램을 작성하여 의미분석이 정상적으로 수행됨을 확인했다. 테스트 프로그램인 <text:span text:style-name="T51">test.tny는 화면에 구구단을 2단부터 9단까지 출력하는 프로그램이다. (단, 숫자를 입력받아 그대로 출력하는 output(int), 공백을 출력하는 space(), 줄바꿈문자를 출력하는 newline() 함수의 본문은 구현하지 않았다.) main 함수 내에 while문이 <text:s/>최대 3중으로 겹친 스코프를 구성했다. 각 스코프마다 변수를 선언하여 심볼테이블이 정상적으로 구성됨을 확인하였다.</text:span></text:p>
      <text:p text:style-name="P23"/>
      <text:p text:style-name="P21"><text:span text:style-name="T17">5</text:span><text:span text:style-name="T16">. 평가</text:span></text:p>
      <text:p text:style-name="P21"/>
      <text:p text:style-name="P24">본 프로젝트는 <text:span text:style-name="T19">[1]에 명세된 C- 프로그래밍 언어의 컴파일러를 제작하는 세번째 단계로 의미분석기를 구현하였다. 필요한 정보를 적절히 저장하는 심볼테이블을 구현하여 화면에 출력했으며, 그밖의 다양한 의미 오류를 검사하였다. </text:span>다양한 테스트 프로그램을 통해 심볼테이블 구성 및 의미분석을 성공적으로 수행함을 확인하였다.</text:p>
      <text:p text:style-name="P19"/>
      <text:p text:style-name="P49"><text:span text:style-name="T9">V.</text:span> 참고 문헌</text:p>
      <text:p text:style-name="P20"/>
      <text:p text:style-name="P55">[1] <text:span text:style-name="T6">Kenneth C. Louden</text:span>. <text:span text:style-name="T6">1997</text:span>. <text:span text:style-name="T5">Compiler Construction: Principles and Practice</text:span>. <text:span text:style-name="T7">PWS Publishing Co. Boston, MA, USA</text:span>. <text:span text:style-name="T8">pp. 491-54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anumMyeongjo" svg:font-family="NanumMyeongjo" style:font-pitch="variable"/>
    <style:font-face style:name="NanumMyeongjoExtraBold" svg:font-family="NanumMyeongjoExtra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IGURE" style:family="paragraph" style:parent-style-name="Caption"/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3daaeac" officeooo:paragraph-rsid="03daaea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18:29.591082147</meta:creation-date>
    <dc:date>2019-05-28T22:03:11.539810705</dc:date>
    <meta:editing-duration>P1DT19M33S</meta:editing-duration>
    <meta:editing-cycles>1460</meta:editing-cycles>
    <meta:generator>LibreOffice/6.0.7.3$Linux_X86_64 LibreOffice_project/00m0$Build-3</meta:generator>
    <meta:document-statistic meta:table-count="0" meta:image-count="0" meta:object-count="0" meta:page-count="5" meta:paragraph-count="77" meta:word-count="2712" meta:character-count="4259" meta:non-whitespace-character-count="3357"/>
  </office:meta>
</office:document-meta>
</file>